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780000013A2C23B350093882D6.png" manifest:media-type="image/png"/>
  <manifest:file-entry manifest:full-path="Pictures/1000020100000191000001919D9CAFE0C9BE134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5835in" svg:height="3.2709in" draw:z-index="0"><draw:image xlink:href="Pictures/10000201000002780000013A2C23B350093882D6.png" xlink:type="simple" xlink:show="embed" xlink:actuate="onLoad"/></draw:frame><draw:frame draw:style-name="fr2" draw:name="Image2" text:anchor-type="paragraph" svg:x="0.3071in" svg:y="3.6457in" svg:width="6.328in" svg:height="6.328in" draw:z-index="1"><draw:image xlink:href="Pictures/1000020100000191000001919D9CAFE0C9BE134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21:30:37.804000000</meta:creation-date>
    <dc:date>2017-02-14T22:04:28.002000000</dc:date>
    <meta:editing-duration>PT3M29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5.0.4.2$Windows_X86_64 LibreOffice_project/2b9802c1994aa0b7dc6079e128979269cf95bc78</meta:generator>
  </office:meta>
</office:document-meta>
</file>